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7.96cm" style:rel-column-width="32767*"/>
    </style:style>
    <style:style style:name="Tableau1.B" style:family="table-column">
      <style:table-column-properties style:column-width="7.96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ff0000"/>
    </style:style>
    <style:style style:name="P2" style:family="paragraph" style:parent-style-name="Standard">
      <style:text-properties fo:color="#ff0000" fo:font-size="18pt"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Standard">
      <style:text-properties officeooo:paragraph-rsid="00102ffc"/>
    </style:style>
    <style:style style:name="P5" style:family="paragraph" style:parent-style-name="Standard">
      <style:text-properties officeooo:rsid="001166fe" officeooo:paragraph-rsid="001166fe"/>
    </style:style>
    <style:style style:name="P6" style:family="paragraph" style:parent-style-name="Standard">
      <style:text-properties officeooo:rsid="00102ffc" officeooo:paragraph-rsid="00102ffc"/>
    </style:style>
    <style:style style:name="P7" style:family="paragraph" style:parent-style-name="Standard">
      <style:text-properties officeooo:rsid="00102ffc" officeooo:paragraph-rsid="0015cf41"/>
    </style:style>
    <style:style style:name="P8" style:family="paragraph" style:parent-style-name="Standard">
      <style:text-properties officeooo:paragraph-rsid="0015cf41"/>
    </style:style>
    <style:style style:name="P9" style:family="paragraph" style:parent-style-name="Standard">
      <style:text-properties officeooo:rsid="0015cf41" officeooo:paragraph-rsid="0015cf41"/>
    </style:style>
    <style:style style:name="P10" style:family="paragraph" style:parent-style-name="Standard">
      <style:text-properties officeooo:rsid="0015cf41" officeooo:paragraph-rsid="0016b6bb"/>
    </style:style>
    <style:style style:name="P11" style:family="paragraph" style:parent-style-name="Standard">
      <style:text-properties officeooo:rsid="0016b6bb" officeooo:paragraph-rsid="0016b6bb"/>
    </style:style>
    <style:style style:name="P12" style:family="paragraph" style:parent-style-name="Table_20_Contents">
      <style:text-properties officeooo:rsid="00102ffc" officeooo:paragraph-rsid="001166fe"/>
    </style:style>
    <style:style style:name="P13" style:family="paragraph" style:parent-style-name="Table_20_Contents">
      <style:text-properties officeooo:rsid="00102ffc" officeooo:paragraph-rsid="0016b6bb"/>
    </style:style>
    <style:style style:name="P14" style:family="paragraph" style:parent-style-name="Table_20_Contents">
      <style:text-properties officeooo:paragraph-rsid="0015cf41"/>
    </style:style>
    <style:style style:name="P15" style:family="paragraph" style:parent-style-name="Table_20_Contents">
      <style:paragraph-properties fo:text-align="center" style:justify-single-word="false"/>
      <style:text-properties officeooo:rsid="0015cf41" officeooo:paragraph-rsid="0015cf41"/>
    </style:style>
    <style:style style:name="P16" style:family="paragraph" style:parent-style-name="Table_20_Contents">
      <style:paragraph-properties fo:text-align="center" style:justify-single-word="false"/>
      <style:text-properties officeooo:rsid="0016b6bb" officeooo:paragraph-rsid="0016b6bb"/>
    </style:style>
    <style:style style:name="P17" style:family="paragraph" style:parent-style-name="Subtitle">
      <style:text-properties officeooo:paragraph-rsid="00102ffc"/>
    </style:style>
    <style:style style:name="P18" style:family="paragraph" style:parent-style-name="Subtitle">
      <style:text-properties officeooo:paragraph-rsid="0015cf41"/>
    </style:style>
    <style:style style:name="P19" style:family="paragraph" style:parent-style-name="Heading_20_2">
      <style:text-properties officeooo:paragraph-rsid="00102ffc"/>
    </style:style>
    <style:style style:name="P20" style:family="paragraph" style:parent-style-name="Heading_20_2">
      <style:text-properties officeooo:paragraph-rsid="0015cf41"/>
    </style:style>
    <style:style style:name="P21" style:family="paragraph" style:parent-style-name="Heading_20_2">
      <style:paragraph-properties fo:break-before="page"/>
    </style:style>
    <style:style style:name="P22" style:family="paragraph" style:parent-style-name="Standard">
      <style:text-properties officeooo:rsid="00102ffc" officeooo:paragraph-rsid="00102ffc"/>
    </style:style>
    <style:style style:name="P23" style:family="paragraph" style:parent-style-name="Standard">
      <style:text-properties officeooo:rsid="00102ffc" officeooo:paragraph-rsid="0018ad62"/>
    </style:style>
    <style:style style:name="P24" style:family="paragraph" style:parent-style-name="Standard">
      <style:text-properties officeooo:rsid="0016b6bb" officeooo:paragraph-rsid="0016b6bb"/>
    </style:style>
    <style:style style:name="P25" style:family="paragraph" style:parent-style-name="Standard">
      <style:text-properties officeooo:rsid="0018ad62" officeooo:paragraph-rsid="0018ad62"/>
    </style:style>
    <style:style style:name="P26" style:family="paragraph" style:parent-style-name="Standard">
      <style:text-properties officeooo:rsid="001928ed" officeooo:paragraph-rsid="001928ed"/>
    </style:style>
    <style:style style:name="P27" style:family="paragraph" style:parent-style-name="Standard">
      <style:text-properties officeooo:rsid="001bac37" officeooo:paragraph-rsid="001bac37"/>
    </style:style>
    <style:style style:name="P28" style:family="paragraph" style:parent-style-name="Standard">
      <style:text-properties officeooo:rsid="001e159a" officeooo:paragraph-rsid="001e159a"/>
    </style:style>
    <style:style style:name="P29" style:family="paragraph" style:parent-style-name="Standard">
      <style:text-properties officeooo:rsid="001f3287" officeooo:paragraph-rsid="001f3287"/>
    </style:style>
    <style:style style:name="P30" style:family="paragraph" style:parent-style-name="Title" style:master-page-name="Standard">
      <style:paragraph-properties fo:text-align="center" style:justify-single-word="false" style:page-number="1"/>
    </style:style>
    <style:style style:name="P31" style:family="paragraph">
      <loext:graphic-properties draw:fill="solid" draw:fill-color="#a0a0a0"/>
      <style:paragraph-properties fo:text-align="center"/>
    </style:style>
    <style:style style:name="T1" style:family="text">
      <style:text-properties officeooo:rsid="0010242e"/>
    </style:style>
    <style:style style:name="T2" style:family="text">
      <style:text-properties officeooo:rsid="00102ffc"/>
    </style:style>
    <style:style style:name="T3" style:family="text">
      <style:text-properties officeooo:rsid="001166fe"/>
    </style:style>
    <style:style style:name="T4" style:family="text">
      <style:text-properties officeooo:rsid="0015cf41"/>
    </style:style>
    <style:style style:name="T5" style:family="text">
      <style:text-properties officeooo:rsid="0016b6bb"/>
    </style:style>
    <style:style style:name="T6" style:family="text">
      <style:text-properties officeooo:rsid="001928ed"/>
    </style:style>
    <style:style style:name="T7" style:family="text">
      <style:text-properties officeooo:rsid="0019fd47"/>
    </style:style>
    <style:style style:name="T8" style:family="text">
      <style:text-properties officeooo:rsid="001bac37"/>
    </style:style>
    <style:style style:name="T9" style:family="text">
      <style:text-properties officeooo:rsid="001e159a"/>
    </style:style>
    <style:style style:name="T10" style:family="text">
      <style:text-properties officeooo:rsid="001f3287"/>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heading=h.gjdgxs"/>Compte rendu TP</text:p>
      <text:p text:style-name="Subtitle"><text:bookmark text:name="_heading=h.30j0zll"/></text:p>
      <text:p text:style-name="Subtitle"><text:bookmark text:name="_heading=h.1fob9te"/>Composition de l’équipe :</text:p>
      <text:p text:style-name="Standard"/>
      <text:p text:style-name="Standard">Kenzi LAKHDARI</text:p>
      <text:p text:style-name="Standard">Zineb MOUKIR</text:p>
      <text:p text:style-name="Standard">Youssra SENHAJI</text:p>
      <text:p text:style-name="Standard">Mohamed BOUDAA</text:p>
      <text:p text:style-name="Standard"/>
      <text:p text:style-name="Standard"/>
      <text:p text:style-name="Standard"/>
      <text:p text:style-name="Standard"/>
      <text:p text:style-name="Standard"/>
      <text:p text:style-name="Subtitle"><text:bookmark text:name="_heading=h.3znysh7"/>Description du produit :</text:p>
      <text:p text:style-name="Standard"/>
      <text:p text:style-name="Standard">Gestion d’un cabinet médical via une application web</text:p>
      <text:p text:style-name="Standard"/>
      <text:p text:style-name="Standard"/>
      <text:p text:style-name="Standard"/>
      <text:p text:style-name="Standard"/>
      <text:p text:style-name="Subtitle"><text:bookmark text:name="_heading=h.2et92p0"/>Organisation au départ de la simulation :</text:p>
      <text:p text:style-name="Standard"/>
      <text:p text:style-name="Standard"/>
      <text:p text:style-name="Standard">Méthode AGILE utilisé : SCRUM</text:p>
      <text:p text:style-name="Standard">Projets divisé en SPRINT de <text:span text:style-name="T1">1</text:span>h</text:p>
      <text:p text:style-name="Standard">-Constitution de l’equipe et des user stories</text:p>
      <text:p text:style-name="Standard">-Recueil des besoins du client dans le backlog</text:p>
      <text:p text:style-name="Standard">-Réalisation du travail prévu </text:p>
      <text:p text:style-name="Standard">-Retour client sur les fonctionnalitées établies</text:p>
      <text:p text:style-name="Standard">-Amélioration ou ajout de fonctionnalitées</text:p>
      <text:p text:style-name="Standard"/>
      <text:p text:style-name="Standard"/>
      <text:p text:style-name="Subtitle"><text:bookmark text:name="_heading=h.tyjcwt"/></text:p>
      <text:p text:style-name="Subtitle">liens vers le backlog :</text:p>
      <text:p text:style-name="Standard"/>
      <text:p text:style-name="Standard">https://github.com/kenzil/AGILE/blob/6099592c95edf906d35ee2b4dc2123fbaae6f7b8/user%20story.txt</text:p>
      <text:p text:style-name="Standard"/>
      <text:p text:style-name="Standard"/>
      <text:p text:style-name="Standard"><text:soft-page-break/></text:p>
      <text:p text:style-name="P1"/>
      <text:p text:style-name="Heading_20_2"><text:bookmark text:name="_heading=h.3dy6vkm"/></text:p>
      <text:p text:style-name="P21"><text:bookmark text:name="_heading=h.1t3h5sf"/></text:p>
      <text:p text:style-name="Heading_20_2"><text:bookmark text:name="_heading=h.4d34og8"/><draw:rect text:anchor-type="as-char" style:rel-width="100%" draw:z-index="0" draw:style-name="gr1" draw:text-style-name="P31" svg:width="0.003cm" svg:height="0.054cm"><text:p/></draw:rect></text:p>
      <text:p text:style-name="Heading_20_2"><text:bookmark text:name="_heading=h.2s8eyo1"/></text:p>
      <text:p text:style-name="Heading_20_2"><text:bookmark text:name="_heading=h.17dp8vu"/>Compte rendu des sprints </text:p>
      <text:p text:style-name="P3"/>
      <text:p text:style-name="P2">à dupliquer</text:p>
      <text:p text:style-name="Standard"/>
      <text:p text:style-name="P19">Sprint <text:span text:style-name="T1">1</text:span></text:p>
      <text:p text:style-name="P4"/>
      <text:p text:style-name="P17"><text:bookmark text:name="_heading=h.26in1rg"/>CR lancement du Sprint</text:p>
      <text:p text:style-name="P6">Nous voulons réaliser les fonctionnalités suivantes :</text:p>
      <text:p text:style-name="P4"/>
      <text:p text:style-name="P12">Fonctionnalités secretaire :</text:p>
      <text:p text:style-name="P12">- Rechercher patient et medecin par nom</text:p>
      <text:p text:style-name="P12">- Visualiser le calendrier</text:p>
      <text:p text:style-name="P12">- Créer un nouveau rendez-vous et l’associer à un medecin </text:p>
      <text:p text:style-name="P12">- Modifier un rendez-vous</text:p>
      <text:p text:style-name="P12">- Annuler un rendez-vous</text:p>
      <text:p text:style-name="P12"><text:bookmark text:name="_heading=h.lnxbz9"/>- Au cas de modification d’un rendez-vous, notifier les concernés</text:p>
      <text:p text:style-name="P12"/>
      <text:p text:style-name="P17">CR démo</text:p>
      <text:p text:style-name="P5">Après la fin du sprint, nous n’avons pas pu terminer toutes les fonctionnalités du Backlog Sprint.</text:p>
      <text:p text:style-name="P5">On a pu terminer les fonctionnalités suivantes :</text:p>
      <text:p text:style-name="P12">- Rechercher patient et medecin par nom</text:p>
      <text:p text:style-name="P12">- Visualiser le calendrier</text:p>
      <text:p text:style-name="P12">- Créer un nouveau rendez-vous et l’associer à un medecin </text:p>
      <text:p text:style-name="P4"/>
      <text:p text:style-name="P17"><text:bookmark text:name="_heading=h.35nkun2"/>CR rétrospective</text:p>
      <text:p text:style-name="P4">- <text:span text:style-name="T1">nous avons sous-évalué la durée de production des taches par conséquent nous allons réduire le temps de sprint de 2h à 1h pour avoir plus de FeedBack et que les sprints soient plus cadencées</text:span></text:p>
      <text:p text:style-name="P4">- <text:span text:style-name="T3">nous avions des backlog sprints chargés, on a réduit la charge de travail pour chaque sprint</text:span></text:p>
      <text:p text:style-name="P19"><text:soft-page-break/>Sprint <text:span text:style-name="T2">2</text:span></text:p>
      <text:p text:style-name="P4"/>
      <text:p text:style-name="P17"><text:bookmark text:name="_heading=h.26in1rg1"/>CR lancement du Sprint</text:p>
      <text:p text:style-name="P6">Nous voulons réaliser les fonctionnalités suivantes :</text:p>
      <text:p text:style-name="P4"/>
      <text:p text:style-name="P14"><text:bookmark text:name="_heading=h.lnxbz91"/>- En tant que medecin, je souhaite pouvoir consulter et gérer mes rendez-vous afin de mieux maitriser mon emploi du temps.</text:p>
      <text:p text:style-name="P14">- <text:span text:style-name="T4">Nous avons réaliser les maquettes de notre application web.</text:span></text:p>
      <text:p text:style-name="P14"/>
      <text:p text:style-name="P17">CR démo</text:p>
      <text:p text:style-name="P4"/>
      <text:p text:style-name="P9">On a pu terminer la fonctionnalité de gestion des rendez vous par la secrétaire.</text:p>
      <text:p text:style-name="P9"/>
      <text:p text:style-name="P9"/>
      <text:p text:style-name="P17"><text:bookmark text:name="_heading=h.35nkun21"/>CR rétrospective</text:p>
      <text:p text:style-name="P4">- <text:span text:style-name="T9">On a pu effectuer les taches. On continue le travail en essayant d’être plus productif.</text:span></text:p>
      <text:p text:style-name="Heading_20_2"><text:bookmark text:name="_heading=h.1ksv4uv"/>Sprint <text:span text:style-name="T4">03</text:span></text:p>
      <text:p text:style-name="Standard"/>
      <text:p text:style-name="Subtitle"><text:bookmark text:name="_heading=h.44sinio"/>CR lancement du Sprint</text:p>
      <text:p text:style-name="P7"/>
      <text:p text:style-name="P7"/>
      <text:p text:style-name="P9">On prévois de tester les différentes fonctionnalités déjà mise en place.</text:p>
      <text:p text:style-name="P9"/>
      <table:table table:name="Tableau1" table:style-name="Tableau1">
        <table:table-column table:style-name="Tableau1.A"/>
        <table:table-column table:style-name="Tableau1.B"/>
        <table:table-row>
          <table:table-cell table:style-name="Tableau1.A1" office:value-type="string">
            <text:p text:style-name="P15">Fonctionnalité</text:p>
          </table:table-cell>
          <table:table-cell table:style-name="Tableau1.B1" office:value-type="string">
            <text:p text:style-name="P15"><text:span text:style-name="T5">Résultats</text:span> du test</text:p>
          </table:table-cell>
        </table:table-row>
        <table:table-row>
          <table:table-cell table:style-name="Tableau1.A2" office:value-type="string">
            <text:p text:style-name="P13">Rechercher patient et medecin par nom</text:p>
          </table:table-cell>
          <table:table-cell table:style-name="Tableau1.B2" office:value-type="string">
            <text:p text:style-name="P16">OK</text:p>
          </table:table-cell>
        </table:table-row>
        <table:table-row>
          <table:table-cell table:style-name="Tableau1.A2" office:value-type="string">
            <text:p text:style-name="P13">Visualiser le calendrier</text:p>
          </table:table-cell>
          <table:table-cell table:style-name="Tableau1.B2" office:value-type="string">
            <text:p text:style-name="P16">OK</text:p>
          </table:table-cell>
        </table:table-row>
        <table:table-row>
          <table:table-cell table:style-name="Tableau1.A2" office:value-type="string">
            <text:p text:style-name="P13">Créer un nouveau rendez-vous et l’associer à un medecin </text:p>
          </table:table-cell>
          <table:table-cell table:style-name="Tableau1.B2" office:value-type="string">
            <text:p text:style-name="P16">OK</text:p>
          </table:table-cell>
        </table:table-row>
        <table:table-row>
          <table:table-cell table:style-name="Tableau1.A2" office:value-type="string">
            <text:p text:style-name="P10"><text:span text:style-name="T5">G</text:span>estion des rendez vous par la secrétaire.</text:p>
          </table:table-cell>
          <table:table-cell table:style-name="Tableau1.B2" office:value-type="string">
            <text:p text:style-name="P16">OK</text:p>
          </table:table-cell>
        </table:table-row>
      </table:table>
      <text:p text:style-name="P9"/>
      <text:p text:style-name="P11">On prévois de montrer au client la maquette du site,</text:p>
      <text:p text:style-name="P9"/>
      <text:p text:style-name="P9"/>
      <text:p text:style-name="P9"/>
      <text:p text:style-name="P7"/>
      <text:p text:style-name="P13"/>
      <text:p text:style-name="P13"/>
      <text:p text:style-name="P13"/>
      <text:p text:style-name="P7"/>
      <text:p text:style-name="P7"><text:soft-page-break/></text:p>
      <text:p text:style-name="P7"/>
      <text:p text:style-name="P7"/>
      <text:p text:style-name="Subtitle"><text:bookmark text:name="_heading=h.2jxsxqh"/></text:p>
      <text:p text:style-name="Subtitle"><text:bookmark text:name="_heading=h.z337ya"/>CR démo</text:p>
      <text:p text:style-name="P11">Nous avons réalisé les test des différentes fonctionnalité développé précédemment. Elles se sont s’avérer concluantes.</text:p>
      <text:p text:style-name="P25">Nous avons montré la maquette au client, il a apprécier avec les remarques suivantes :</text:p>
      <text:p text:style-name="P25">-La visualisation des rendez vous devrait être sous forme Agenda et pas listé ;</text:p>
      <text:p text:style-name="P25">-Il souhaiterai pouvoir bloquer les annulation et déplacements de rendez vous qui sont effectué <text:span text:style-name="T6">24</text:span>h avant le rendez-vous </text:p>
      <text:p text:style-name="P25">-Il souhaiterai de plus que l’application propose au patient,avant une annulation, de déplacer le rendez vous,</text:p>
      <text:p text:style-name="Standard"/>
      <text:p text:style-name="Subtitle"><text:bookmark text:name="_heading=h.3j2qqm3"/>CR rétrospective</text:p>
      <text:p text:style-name="P25">Pour la suite, on décide de prioriser la fonctionnalité de déplacement d’un rendez vous car il s’agit d’un critère du client important.</text:p>
      <text:p text:style-name="Standard"/>
      <text:p text:style-name="P25">L’implémentation d’un planning sous forme d’agenda étant fastidieux, on a préféré, après concertation avec le client, minimiser le travail nécessaire au développement de l’agenda en le implémentant sous forme de liste ce qui nous permettra de développer plus de fonctionnalités, On ajoutera un planning Agenda par la suite si il nous reste plus de temps.</text:p>
      <text:p text:style-name="P25"/>
      <text:p text:style-name="P27">Le client a souhaiter, avoir plus de feed-back. On veillera donc a revenir vers lui plus souvent en lui présentant l’avancée du travail.</text:p>
      <text:p text:style-name="P23"/>
      <text:p text:style-name="P20">Sprint <text:span text:style-name="T4">04</text:span></text:p>
      <text:p text:style-name="P8"/>
      <text:p text:style-name="P18"><text:bookmark text:name="_heading=h.44sinio1"/>CR lancement du Sprint</text:p>
      <text:p text:style-name="P26">On va premièrement développer la fonctionnalité de déplacement d’un rendez vous <text:span text:style-name="T8">car elle apporte de la valeur au projet et que le client le souhaite</text:span>.</text:p>
      <text:p text:style-name="P26">Pour déplacer un rendez vous, le patient devra réaliser ce déplacement 24h avant son rendez-vou<text:span text:style-name="T7">s.</text:span></text:p>
      <text:p text:style-name="P26"/>
      <text:p text:style-name="P28">Pour ce faire on devra déjà développer le compte patient.</text:p>
      <text:p text:style-name="P7"/>
      <text:p text:style-name="P7"/>
      <text:p text:style-name="P7"/>
      <text:p text:style-name="P18"><text:bookmark text:name="_heading=h.2jxsxqh1"/><text:soft-page-break/></text:p>
      <text:p text:style-name="P18"><text:bookmark text:name="_heading=h.z337ya1"/>CR démo</text:p>
      <text:p text:style-name="P28">On s’est concerter avec le client concernant la fonctionnalité de déplacement d’un rendez vous par le patient. Celle ci se voit difficile a réaliser car l’implémentation de cette fonction est dépendante d’une autre fonctionnalité pas encore développé <text:span text:style-name="T10">et que c’est complexe a mettre en place en peu de temps.</text:span></text:p>
      <text:p text:style-name="P29">On a donc décider avec l’accord du client, de transférer cette fonctionnalité au niveau des privilèges secrétaire,</text:p>
      <text:p text:style-name="P29"/>
      <text:p text:style-name="P29">De plus, un soucis technique à été rencontré ce qui a perturbé le client.</text:p>
      <text:p text:style-name="P8"/>
      <text:p text:style-name="P18"><text:bookmark text:name="_heading=h.3j2qqm31"/>CR rétrospective</text:p>
      <text:p text:style-name="P8"/>
      <text:p text:style-name="P29">Pour le prochain sprint, on veillera a ce que le bug soit corrigé,</text:p>
      <text:p text:style-name="P29">Pour rassurer le client, nous avons décidé de mettre en place un test unitaire a l’avenir sur nos code.</text:p>
      <text:p text:style-name="Standard"/>
      <text:p text:style-name="Standard"/>
      <text:p text:style-name="Standard"/>
      <text:p text:style-name="Standard"/>
      <text:p text:style-name="Standard"><draw:rect text:anchor-type="as-char" style:rel-width="100%" draw:z-index="1" draw:style-name="gr1" draw:text-style-name="P31" svg:width="0.003cm" svg:height="0.054cm"><text:p/></draw:rect></text:p>
      <text:p text:style-name="Standard"/>
      <text:p text:style-name="Heading_20_2"><text:bookmark text:name="_heading=h.1y810tw"/>Bilan de la simulation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9-29T17:25:14.954000000</dc:date>
    <meta:editing-duration>PT41M54S</meta:editing-duration>
    <meta:editing-cycles>7</meta:editing-cycles>
    <meta:generator>LibreOffice/6.0.7.3$Windows_X86_64 LibreOffice_project/dc89aa7a9eabfd848af146d5086077aeed2ae4a5</meta:generator>
    <meta:document-statistic meta:table-count="1" meta:image-count="0" meta:object-count="0" meta:page-count="6" meta:paragraph-count="87" meta:word-count="740" meta:character-count="4578" meta:non-whitespace-character-count="3917"/>
  </office:meta>
</office:document-meta>
</file>